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353535" style:text-outline="false" style:font-name="Arial" fo:font-size="14pt" fo:letter-spacing="normal" style:letter-kerning="false" style:font-size-asian="14pt" style:font-size-complex="14pt"/>
    </style:style>
    <style:style style:name="P2" style:family="paragraph" style:parent-style-name="Standard">
      <style:text-properties fo:font-size="14pt" officeooo:rsid="0007d6d5" officeooo:paragraph-rsid="0007d6d5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4pt" officeooo:rsid="0007d6d5" officeooo:paragraph-rsid="0007d6d5" style:font-size-asian="14pt" style:font-size-complex="14pt"/>
    </style:style>
    <style:style style:name="P5" style:family="paragraph" style:parent-style-name="Standard">
      <style:text-properties style:font-name="Arial" fo:font-size="14pt" officeooo:rsid="0007d6d5" officeooo:paragraph-rsid="000a795c" style:font-size-asian="14pt" style:font-size-complex="14pt"/>
    </style:style>
    <style:style style:name="P6" style:family="paragraph" style:parent-style-name="Standard">
      <style:text-properties style:font-name="Arial" fo:font-size="14pt" officeooo:rsid="000a795c" officeooo:paragraph-rsid="000a795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rsid="000c3a9e" officeooo:paragraph-rsid="000c3a9e" style:font-size-asian="14pt" style:font-size-complex="14pt"/>
    </style:style>
    <style:style style:name="P8" style:family="paragraph" style:parent-style-name="Standard">
      <style:text-properties style:font-name="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353535" style:text-outline="false" style:font-name="Times-Roman" fo:letter-spacing="normal" style:letter-kerning="false"/>
    </style:style>
    <style:style style:name="T2" style:family="text">
      <style:text-properties fo:color="#353535" style:text-outline="false" style:font-name="Times-Roman" fo:letter-spacing="normal" officeooo:rsid="0007d6d5" style:letter-kerning="false"/>
    </style:style>
    <style:style style:name="T3" style:family="text">
      <style:text-properties fo:color="#353535" style:text-outline="false" style:font-name="Times-Roman" fo:letter-spacing="normal" officeooo:rsid="000984c8" style:letter-kerning="false"/>
    </style:style>
    <style:style style:name="T4" style:family="text">
      <style:text-properties fo:color="#353535" style:text-outline="false" style:font-name="Times-Roman" fo:letter-spacing="normal" officeooo:rsid="000a795c" style:letter-kerning="false"/>
    </style:style>
    <style:style style:name="T5" style:family="text">
      <style:text-properties fo:color="#353535" style:text-outline="false" style:font-name="Times-Roman" fo:letter-spacing="normal" style:text-underline-style="solid" style:text-underline-width="auto" style:text-underline-color="font-color" style:letter-kerning="false"/>
    </style:style>
    <style:style style:name="T6" style:family="text">
      <style:text-properties fo:color="#353535" style:text-outline="false" style:font-name="Times-Roman" fo:letter-spacing="normal" style:text-underline-style="solid" style:text-underline-width="auto" style:text-underline-color="font-color" officeooo:rsid="000984c8" style:letter-kerning="false"/>
    </style:style>
    <style:style style:name="T7" style:family="text">
      <style:text-properties fo:color="#353535" style:text-outline="false" fo:letter-spacing="normal" style:letter-kerning="false"/>
    </style:style>
    <style:style style:name="T8" style:family="text">
      <style:text-properties fo:color="#353535" style:text-outline="false" fo:letter-spacing="normal" officeooo:rsid="000984c8" style:letter-kerning="false"/>
    </style:style>
    <style:style style:name="T9" style:family="text">
      <style:text-properties fo:color="#353535" style:text-outline="false" fo:letter-spacing="normal" officeooo:rsid="000a795c" style:letter-kerning="false"/>
    </style:style>
    <style:style style:name="T10" style:family="text">
      <style:text-properties fo:color="#353535" style:text-outline="false" fo:letter-spacing="normal" officeooo:rsid="0007d6d5" style:letter-kerning="false"/>
    </style:style>
    <style:style style:name="T11" style:family="text">
      <style:text-properties fo:color="#353535" style:text-outline="false" fo:letter-spacing="normal" style:text-underline-style="solid" style:text-underline-width="auto" style:text-underline-color="font-color" style:letter-kerning="false"/>
    </style:style>
    <style:style style:name="T12" style:family="text">
      <style:text-properties fo:color="#353535" style:text-outline="false" fo:letter-spacing="normal" style:text-underline-style="solid" style:text-underline-width="auto" style:text-underline-color="font-color" officeooo:rsid="000984c8" style:letter-kerning="false"/>
    </style:style>
    <style:style style:name="T13" style:family="text">
      <style:text-properties fo:color="#353535" style:text-outline="false" style:font-name="Arial" fo:letter-spacing="normal" officeooo:rsid="000984c8" style:letter-kern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ONTARIO NATURE YOUTH SUMMIT</text:span></text:p>
      <text:p text:style-name="P5"><text:span text:style-name="T7"/></text:p>
      <text:p text:style-name="P5"><text:span text:style-name="T7"/></text:p>
      <text:p text:style-name="P5"><text:span text:style-name="T7">On September 20-22, </text:span><text:span text:style-name="T8">2019 </text:span><text:span text:style-name="T11">Ontario Nature</text:span><text:span text:style-name="T7"> hosted another successful </text:span><text:span text:style-name="T11">Youth Summit for Biodiversity and Environmental Leadership</text:span><text:span text:style-name="T7"> at YMCA Geneva Park </text:span><text:span text:style-name="T9">near</text:span><text:span text:style-name="T7"> Orillia, </text:span><text:span text:style-name="T9">Ontario</text:span><text:span text:style-name="T7">. </text:span></text:p>
      <text:p text:style-name="P5"><text:span text:style-name="T12">T</text:span><text:span text:style-name="T11">he Friends of Charleston Lake Park</text:span><text:span text:style-name="T7"> </text:span><text:span text:style-name="T8">are proud supporters of this yearly event.</text:span></text:p>
      <text:p text:style-name="P4"><text:span text:style-name="T8"/></text:p>
      <text:p text:style-name="P2"><text:a xlink:type="simple" xlink:href="https://ontarionature.org/events/youth-summit/" text:style-name="Internet_20_link" text:visited-style-name="Visited_20_Internet_20_Link"><text:span text:style-name="T13">https://ontarionature.org/events/youth-summit/</text:span></text:a></text:p>
      <text:p text:style-name="P4"><text:span text:style-name="T8"/></text:p>
      <text:p text:style-name="P6"><text:span text:style-name="T7">Our 2019 candidate from </text:span><text:span text:style-name="T11">Rideau District High School</text:span><text:span text:style-name="T7"> in Elgin had this to say about her experience:</text:span></text:p>
      <text:p text:style-name="P3"><text:span text:style-name="T7"/></text:p>
      <text:p text:style-name="P8"><text:span text:style-name="T7">This weekend was amazing and I am so grateful for the experience. I was a part of workshops such as bringing in biodiversity, breaking up with plastic and careers in conservation. I felt like I learn</text:span><text:span text:style-name="T9">ed </text:span><text:span text:style-name="T7">an abundance of new information and met so many people with a similar mind set as my own. The experience was unforgettable and </text:span><text:span text:style-name="T10">I</text:span><text:span text:style-name="T7"> definitely concluded that environmental sciences was for sure the university and career route I want to take. Thank you for helping me along the way and being a part of my great experience! </text:span></text:p>
      <text:p text:style-name="P1"/>
      <text:p text:style-name="P3"><text:span text:style-name="T7">-Katelyn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7:54:41.987778203</meta:creation-date>
    <dc:date>2019-09-28T18:43:53.624242061</dc:date>
    <meta:editing-duration>PT11M23S</meta:editing-duration>
    <meta:editing-cycles>2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7" meta:word-count="152" meta:character-count="947" meta:non-whitespace-character-count="799"/>
  </office:meta>
</office:document-meta>
</file>